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7253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5.4" calcext:value-type="float">
            <text:p>5.4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94 kWh</text:p>
          </table:table-cell>
          <table:table-cell office:value-type="float" office:value="1206.41" calcext:value-type="float">
            <text:p>1206.41</text:p>
          </table:table-cell>
          <table:table-cell office:value-type="string" calcext:value-type="string">
            <text:p>16-01-2018</text:p>
          </table:table-cell>
          <table:table-cell office:value-type="string" calcext:value-type="string">
            <text:p>13-02-2018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T-0</text:p>
          </table:table-cell>
          <table:table-cell office:value-type="float" office:value="1393.18" calcext:value-type="float">
            <text:p>1393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0.76" calcext:value-type="float">
            <text:p>0.76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03 kWh</text:p>
          </table:table-cell>
          <table:table-cell office:value-type="float" office:value="1267.57" calcext:value-type="float">
            <text:p>1267.57</text:p>
          </table:table-cell>
          <table:table-cell office:value-type="string" calcext:value-type="string">
            <text:p>17-12-2017</text:p>
          </table:table-cell>
          <table:table-cell office:value-type="string" calcext:value-type="string">
            <text:p>16-01-2018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T-0</text:p>
          </table:table-cell>
          <table:table-cell office:value-type="float" office:value="1449.68" calcext:value-type="float">
            <text:p>1449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228 kWh</text:p>
          </table:table-cell>
          <table:table-cell office:value-type="float" office:value="1443.42" calcext:value-type="float">
            <text:p>1443.42</text:p>
          </table:table-cell>
          <table:table-cell office:value-type="string" calcext:value-type="string">
            <text:p>15-11-2017</text:p>
          </table:table-cell>
          <table:table-cell office:value-type="string" calcext:value-type="string">
            <text:p>17-12-2017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T-0</text:p>
          </table:table-cell>
          <table:table-cell office:value-type="float" office:value="1625.84" calcext:value-type="float">
            <text:p>1625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6.06" calcext:value-type="float">
            <text:p>6.06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36 kWh</text:p>
          </table:table-cell>
          <table:table-cell office:value-type="float" office:value="1494.99" calcext:value-type="float">
            <text:p>1494.99</text:p>
          </table:table-cell>
          <table:table-cell office:value-type="string" calcext:value-type="string">
            <text:p>16-10-2017</text:p>
          </table:table-cell>
          <table:table-cell office:value-type="string" calcext:value-type="string">
            <text:p>15-11-2017</text:p>
          </table:table-cell>
          <table:table-cell office:value-type="float" office:value="16.61" calcext:value-type="float">
            <text:p>16.61</text:p>
          </table:table-cell>
          <table:table-cell office:value-type="string" calcext:value-type="string">
            <text:p>T-0</text:p>
          </table:table-cell>
          <table:table-cell office:value-type="float" office:value="1683.29" calcext:value-type="float">
            <text:p>1683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74" calcext:value-type="float">
            <text:p>0.74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30 kWh</text:p>
          </table:table-cell>
          <table:table-cell office:value-type="float" office:value="1446.06" calcext:value-type="float">
            <text:p>1446.06</text:p>
          </table:table-cell>
          <table:table-cell office:value-type="string" calcext:value-type="string">
            <text:p>16-09-2017</text:p>
          </table:table-cell>
          <table:table-cell office:value-type="string" calcext:value-type="string">
            <text:p>16-10-2017</text:p>
          </table:table-cell>
          <table:table-cell office:value-type="float" office:value="16.11" calcext:value-type="float">
            <text:p>16.11</text:p>
          </table:table-cell>
          <table:table-cell office:value-type="string" calcext:value-type="string">
            <text:p>T-0</text:p>
          </table:table-cell>
          <table:table-cell office:value-type="float" office:value="1627.87" calcext:value-type="float">
            <text:p>1627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4.65" calcext:value-type="float">
            <text:p>4.65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26 kWh</text:p>
          </table:table-cell>
          <table:table-cell office:value-type="float" office:value="1411.42" calcext:value-type="float">
            <text:p>1411.42</text:p>
          </table:table-cell>
          <table:table-cell office:value-type="string" calcext:value-type="string">
            <text:p>16-08-2017</text:p>
          </table:table-cell>
          <table:table-cell office:value-type="string" calcext:value-type="string">
            <text:p>16-09-2017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T-0</text:p>
          </table:table-cell>
          <table:table-cell office:value-type="float" office:value="1596.12" calcext:value-type="float">
            <text:p>1596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.99" calcext:value-type="float">
            <text:p>2.99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37 kWh</text:p>
          </table:table-cell>
          <table:table-cell office:value-type="float" office:value="1483.98" calcext:value-type="float">
            <text:p>1483.98</text:p>
          </table:table-cell>
          <table:table-cell office:value-type="string" calcext:value-type="string">
            <text:p>15-07-2017</text:p>
          </table:table-cell>
          <table:table-cell office:value-type="string" calcext:value-type="string">
            <text:p>16-08-2017</text:p>
          </table:table-cell>
          <table:table-cell office:value-type="float" office:value="16.48" calcext:value-type="float">
            <text:p>16.48</text:p>
          </table:table-cell>
          <table:table-cell office:value-type="string" calcext:value-type="string">
            <text:p>T-0</text:p>
          </table:table-cell>
          <table:table-cell office:value-type="float" office:value="1667.07" calcext:value-type="float">
            <text:p>1667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230 kWh</text:p>
          </table:table-cell>
          <table:table-cell office:value-type="float" office:value="1428.12" calcext:value-type="float">
            <text:p>1428.12</text:p>
          </table:table-cell>
          <table:table-cell office:value-type="string" calcext:value-type="string">
            <text:p>15-06-2017</text:p>
          </table:table-cell>
          <table:table-cell office:value-type="string" calcext:value-type="string">
            <text:p>15-07-2017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T-0</text:p>
          </table:table-cell>
          <table:table-cell office:value-type="float" office:value="1606.98" calcext:value-type="float">
            <text:p>1606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0.63" calcext:value-type="float">
            <text:p>0.63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35 kWh</text:p>
          </table:table-cell>
          <table:table-cell office:value-type="float" office:value="1443.17" calcext:value-type="float">
            <text:p>1443.17</text:p>
          </table:table-cell>
          <table:table-cell office:value-type="string" calcext:value-type="string">
            <text:p>16-05-2017</text:p>
          </table:table-cell>
          <table:table-cell office:value-type="string" calcext:value-type="string">
            <text:p>15-06-2017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T-0</text:p>
          </table:table-cell>
          <table:table-cell office:value-type="float" office:value="1622.12" calcext:value-type="float">
            <text:p>1622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199 kWh</text:p>
          </table:table-cell>
          <table:table-cell office:value-type="float" office:value="1172.56" calcext:value-type="float">
            <text:p>1172.56</text:p>
          </table:table-cell>
          <table:table-cell office:value-type="string" calcext:value-type="string">
            <text:p>16-04-2017</text:p>
          </table:table-cell>
          <table:table-cell office:value-type="string" calcext:value-type="string">
            <text:p>16-05-2017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T-0</text:p>
          </table:table-cell>
          <table:table-cell office:value-type="float" office:value="1348.38" calcext:value-type="float">
            <text:p>1348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202 kWh</text:p>
          </table:table-cell>
          <table:table-cell office:value-type="float" office:value="1188.29" calcext:value-type="float">
            <text:p>1188.29</text:p>
          </table:table-cell>
          <table:table-cell office:value-type="string" calcext:value-type="string">
            <text:p>16-03-2017</text:p>
          </table:table-cell>
          <table:table-cell office:value-type="string" calcext:value-type="string">
            <text:p>16-04-2017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T-0</text:p>
          </table:table-cell>
          <table:table-cell office:value-type="float" office:value="1363.58" calcext:value-type="float">
            <text:p>1363.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0.55" calcext:value-type="float">
            <text:p>0.55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02 kWh</text:p>
          </table:table-cell>
          <table:table-cell office:value-type="float" office:value="1183.46" calcext:value-type="float">
            <text:p>1183.46</text:p>
          </table:table-cell>
          <table:table-cell office:value-type="string" calcext:value-type="string">
            <text:p>13-02-2017</text:p>
          </table:table-cell>
          <table:table-cell office:value-type="string" calcext:value-type="string">
            <text:p>16-03-2017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T-0</text:p>
          </table:table-cell>
          <table:table-cell office:value-type="float" office:value="1358.61" calcext:value-type="float">
            <text:p>1358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35:41.312000000</meta:creation-date>
    <dc:date>2018-03-26T13:37:48.194000000</dc:date>
    <meta:editing-duration>PT2M7S</meta:editing-duration>
    <meta:editing-cycles>1</meta:editing-cycles>
    <meta:document-statistic meta:table-count="1" meta:cell-count="138" meta:object-count="0"/>
    <meta:generator>LibreOffice/5.3.4.2$Windows_x86 LibreOffice_project/f82d347ccc0be322489bf7da61d7e4ad13fe2ff3</meta:generator>
  </office:meta>
</office:document-meta>
</file>